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1eb0" officeooo:paragraph-rsid="00171eb0"/>
    </style:style>
    <style:style style:name="P2" style:family="paragraph" style:parent-style-name="Standard">
      <style:paragraph-properties fo:text-align="center" style:justify-single-word="false"/>
      <style:text-properties officeooo:rsid="00171eb0" officeooo:paragraph-rsid="00171eb0"/>
    </style:style>
    <style:style style:name="P3" style:family="paragraph" style:parent-style-name="Standard" style:list-style-name="L2">
      <style:text-properties officeooo:rsid="00171eb0" officeooo:paragraph-rsid="00171eb0"/>
    </style:style>
    <style:style style:name="P4" style:family="paragraph" style:parent-style-name="Standard" style:list-style-name="L2">
      <style:text-properties officeooo:rsid="00171eb0" officeooo:paragraph-rsid="0019f635"/>
    </style:style>
    <style:style style:name="P5" style:family="paragraph" style:parent-style-name="Standard" style:list-style-name="L2">
      <style:text-properties officeooo:paragraph-rsid="00171eb0"/>
    </style:style>
    <style:style style:name="P6" style:family="paragraph" style:parent-style-name="Standard" style:list-style-name="L2">
      <style:text-properties officeooo:rsid="0018aac7" officeooo:paragraph-rsid="0018aac7"/>
    </style:style>
    <style:style style:name="T1" style:family="text">
      <style:text-properties officeooo:rsid="00171eb0"/>
    </style:style>
    <style:style style:name="T2" style:family="text">
      <style:text-properties officeooo:rsid="001a66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beam Analysis</text:p>
      <text:p text:style-name="P1"/>
      <text:p text:style-name="P1"/>
      <text:list xml:id="list70973604580846355" text:style-name="L2">
        <text:list-item>
          <text:p text:style-name="P5"><text:span text:style-name="T1">First alignment with tele:</text:span></text:p>
          <text:p text:style-name="P6">make tele</text:p>
          <text:p text:style-name="P6">./tele -l #events (40k for beginning) run# -&gt;creates hot.dat</text:p>
          <text:p text:style-name="P6">./tele -l 90000 run#</text:p>
          <text:p text:style-name="P6">Iterate after looking at the control plots (if needed).</text:p>
          <text:p text:style-name="P5"/>
          <text:p text:style-name="P5"/>
        </text:list-item>
        <text:list-item>
          <text:p text:style-name="P5"><text:span text:style-name="T1">Second running scope53m:<text:line-break/>make scope53m</text:span></text:p>
          <text:p text:style-name="P5"><text:span text:style-name="T1">./scope53m -l #events run# </text:span></text:p>
          <text:p text:style-name="P5"><text:span text:style-name="T1">alignMOD_36020.dat</text:span></text:p>
          <text:p text:style-name="P5"><text:span text:style-name="T1">alignDUT_36020.dat</text:span></text:p>
          <text:p text:style-name="P5"><text:span text:style-name="T1">scopeRD36020.root <text:s text:c="2"/>Files created.</text:span></text:p>
          <text:p text:style-name="P5"><text:span text:style-name="T1">Open scopeRD... in root, </text:span></text:p>
          <text:p text:style-name="P3">run command: .x hot.C+("map8",100) (placing a cut at 100 by checking in file freq and frel)</text:p>
          <text:p text:style-name="P3">The values of the terminal of the format pix # # # copy and paste in a file “hotDUT_36020.dat”. This file is used as hot pixel masking while running scope53m again. </text:p>
          <text:p text:style-name="P4">(Iterate <text:span text:style-name="T2">several (5)</text:span> times till the rotation correction reduces to close to 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29:59.554080857</meta:creation-date>
    <dc:date>2019-08-08T14:53:01.694018807</dc:date>
    <meta:editing-duration>PT1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0" meta:character-count="685" meta:non-whitespace-character-count="587"/>
  </office:meta>
</office:document-meta>
</file>